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E000002F25D6A75BED0711A1A.jpg" manifest:media-type="image/jpeg"/>
  <manifest:file-entry manifest:full-path="Pictures/10000000000002BD00000417DB0D90816478AA31.jpg" manifest:media-type="image/jpeg"/>
  <manifest:file-entry manifest:full-path="Pictures/10000000000004130000060FB0838CD9D1F94AE0.jpg" manifest:media-type="image/jpeg"/>
  <manifest:file-entry manifest:full-path="Pictures/10000000000001990000027B63F3EAD909B526E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.491cm, 2.63cm, 2.782cm, 2.408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2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1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2.8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1.7cm"/>
    </style:style>
    <style:style style:name="gr8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ed1c24" draw:fill="solid" draw:fill-color="#ed1c24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ed1c24" draw:fill="solid" draw:fill-color="#999999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9cm"/>
    </style:style>
    <style:style style:name="gr14" style:family="graphic" style:parent-style-name="objectwithoutfill">
      <style:graphic-properties svg:stroke-width="0.1cm" svg:stroke-color="#e3d2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72bf44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21409a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ed1c24" draw:fill="solid" draw:fill-color="#000000" draw:textarea-horizontal-align="justify" draw:textarea-vertical-align="middle" draw:auto-grow-height="false" fo:min-height="0.034cm" fo:min-width="0cm"/>
    </style:style>
    <style:style style:name="gr18" style:family="graphic" style:parent-style-name="objectwithoutfill">
      <style:graphic-properties svg:stroke-width="0.1cm" svg:stroke-color="#5e8ac7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ed1c24" draw:fill="solid" draw:fill-color="#7da7d8" draw:textarea-horizontal-align="justify" draw:textarea-vertical-align="middle" draw:auto-grow-height="false" fo:min-height="0.034cm" fo:min-width="0cm"/>
    </style:style>
    <style:style style:name="gr20" style:family="graphic" style:parent-style-name="objectwithoutfill">
      <style:graphic-properties svg:stroke-width="0.1cm" svg:stroke-color="#ccbe00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7da7d8"/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9.92cm" svg:height="14.754cm" draw:transform="skewX (-0.000174532925199432) rotate (3.13600759998341) translate (33.021cm 22.1cm)">
          <draw:image xlink:href="Pictures/10000000000004130000060FB0838CD9D1F94AE0.jpg" xlink:type="simple" xlink:show="embed" xlink:actuate="onLoad">
            <text:p/>
          </draw:image>
        </draw:frame>
        <draw:frame draw:style-name="gr2" draw:text-style-name="P1" draw:layer="layout" svg:width="1.568cm" svg:height="3.399cm" svg:x="12.832cm" svg:y="11.101cm">
          <draw:image xlink:href="Pictures/10000000000001990000027B63F3EAD909B526E6.jpg" xlink:type="simple" xlink:show="embed" xlink:actuate="onLoad">
            <text:p/>
          </draw:image>
        </draw:frame>
        <draw:frame draw:style-name="gr1" draw:text-style-name="P1" draw:layer="layout" svg:width="7.432cm" svg:height="11.1cm" svg:x="0.968cm" svg:y="1.8cm">
          <draw:image xlink:href="Pictures/10000000000002BD00000417DB0D90816478AA31.jpg" xlink:type="simple" xlink:show="embed" xlink:actuate="onLoad">
            <text:p/>
          </draw:image>
        </draw:frame>
        <draw:frame draw:style-name="gr3" draw:text-style-name="P2" draw:layer="layout" svg:width="3cm" svg:height="8.378cm" svg:x="14cm" svg:y="2.122cm">
          <draw:image xlink:href="Pictures/100000000000010E000002F25D6A75BED0711A1A.jpg" xlink:type="simple" xlink:show="embed" xlink:actuate="onLoad">
            <text:p/>
          </draw:image>
        </draw:frame>
        <draw:custom-shape draw:style-name="gr4" draw:text-style-name="P3" draw:layer="layout" svg:width="2.8cm" svg:height="4cm" svg:x="3.7cm" svg:y="4.7cm">
          <text:p text:style-name="P1">MCLR</text:p>
          <text:p text:style-name="P1">Vdd</text:p>
          <text:p text:style-name="P1">GND</text:p>
          <text:p text:style-name="P1">ICSPDAT</text:p>
          <text:p text:style-name="P1">ICSPCL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7.4cm" svg:x="12.1cm" svg:y="2.6cm">
          <text:p text:style-name="P1">Vdd<text:line-break/>RA5<text:line-break/>RA4<text:line-break/>MCLR<text:line-break/>RC5<text:line-break/>RC4<text:line-break/>RC3</text:p>
          <text:p text:style-name="P1">RC6</text:p>
          <text:p text:style-name="P1">RC7</text:p>
          <text:p text:style-name="P1">RB7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398cm" svg:height="7.4cm" svg:x="16.702cm" svg:y="2.6cm">
          <text:p text:style-name="P1">Vss(GND)</text:p>
          <text:p text:style-name="P1">ICSPDAT</text:p>
          <text:p text:style-name="P1">ICSPCLK</text:p>
          <text:p text:style-name="P1">RA2<text:line-break/>RC0</text:p>
          <text:p text:style-name="P1">RC1<text:line-break/>RC2</text:p>
          <text:p text:style-name="P1">RB4</text:p>
          <text:p text:style-name="P1">RB5</text:p>
          <text:p text:style-name="P1">RB6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cm" svg:height="4.6cm" svg:x="23.1cm" svg:y="11.4cm">
          <text:p text:style-name="P4">1-</text:p>
          <text:p text:style-name="P1">1+</text:p>
          <text:p text:style-name="P1">2-</text:p>
          <text:p text:style-name="P1">2+</text:p>
          <text:p text:style-name="P1">W1</text:p>
          <text:p text:style-name="P1">GND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cm" svg:y1="5.2cm" svg:x2="12.1cm" svg:y2="5.2cm">
          <text:p/>
        </draw:line>
        <draw:line draw:style-name="gr9" draw:text-style-name="P2" draw:layer="layout" svg:x1="7cm" svg:y1="6cm" svg:x2="10cm" svg:y2="6cm">
          <text:p/>
        </draw:line>
        <draw:line draw:style-name="gr9" draw:text-style-name="P2" draw:layer="layout" svg:x1="10cm" svg:y1="6cm" svg:x2="10cm" svg:y2="3cm">
          <text:p/>
        </draw:line>
        <draw:line draw:style-name="gr9" draw:text-style-name="P2" draw:layer="layout" svg:x1="10cm" svg:y1="3cm" svg:x2="12.1cm" svg:y2="3cm">
          <text:p/>
        </draw:line>
        <draw:line draw:style-name="gr10" draw:text-style-name="P2" draw:layer="layout" svg:x1="9.3cm" svg:y1="15.4cm" svg:x2="20.6cm" svg:y2="15.4cm">
          <text:p/>
        </draw:line>
        <draw:line draw:style-name="gr10" draw:text-style-name="P2" draw:layer="layout" svg:x1="20.6cm" svg:y1="3.2cm" svg:x2="20.6cm" svg:y2="15.4cm">
          <text:p/>
        </draw:line>
        <draw:line draw:style-name="gr10" draw:text-style-name="P2" draw:layer="layout" svg:x1="20.1cm" svg:y1="3.2cm" svg:x2="20.6cm" svg:y2="3.2cm">
          <text:p/>
        </draw:line>
        <draw:line draw:style-name="gr10" draw:text-style-name="P2" draw:layer="layout" svg:x1="9.3cm" svg:y1="6.8cm" svg:x2="9.3cm" svg:y2="15.4cm">
          <text:p/>
        </draw:line>
        <draw:line draw:style-name="gr10" draw:text-style-name="P2" draw:layer="layout" svg:x1="7cm" svg:y1="6.8cm" svg:x2="9.3cm" svg:y2="6.8cm">
          <text:p/>
        </draw:line>
        <draw:custom-shape draw:style-name="gr11" draw:text-style-name="P5" draw:layer="layout" svg:width="0.4cm" svg:height="0.4cm" svg:x="10.801cm" svg:y="2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10.802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cm" svg:y1="4.2cm" svg:x2="11cm" svg:y2="5.2cm">
          <text:p/>
        </draw:line>
        <draw:line draw:style-name="gr9" draw:text-style-name="P2" draw:layer="layout" svg:x1="11cm" svg:y1="4cm" svg:x2="11cm" svg:y2="3cm">
          <text:p/>
        </draw:line>
        <draw:custom-shape draw:style-name="gr13" draw:text-style-name="P3" draw:layer="layout" svg:width="1.4cm" svg:height="0.8cm" draw:transform="rotate (-1.5707963267949) translate (11.4cm 3.4cm)">
          <text:p text:style-name="P1">10k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7cm" svg:y1="7.5cm" svg:x2="7.8cm" svg:y2="7.5cm">
          <text:p/>
        </draw:line>
        <draw:line draw:style-name="gr15" draw:text-style-name="P2" draw:layer="layout" svg:x1="7cm" svg:y1="8.2cm" svg:x2="8.5cm" svg:y2="8.2cm">
          <text:p/>
        </draw:line>
        <draw:line draw:style-name="gr14" draw:text-style-name="P2" draw:layer="layout" svg:x1="7.8cm" svg:y1="1cm" svg:x2="7.8cm" svg:y2="7.5cm">
          <text:p/>
        </draw:line>
        <draw:line draw:style-name="gr15" draw:text-style-name="P2" draw:layer="layout" svg:x1="8.5cm" svg:y1="1.6cm" svg:x2="8.5cm" svg:y2="8.2cm">
          <text:p/>
        </draw:line>
        <draw:line draw:style-name="gr15" draw:text-style-name="P2" draw:layer="layout" svg:x1="8.5cm" svg:y1="1.6cm" svg:x2="22.2cm" svg:y2="1.6cm">
          <text:p/>
        </draw:line>
        <draw:line draw:style-name="gr14" draw:text-style-name="P2" draw:layer="layout" svg:x1="7.8cm" svg:y1="1cm" svg:x2="21.4cm" svg:y2="1cm">
          <text:p/>
        </draw:line>
        <draw:line draw:style-name="gr14" draw:text-style-name="P2" draw:layer="layout" svg:x1="21.4cm" svg:y1="3.8cm" svg:x2="21.4cm" svg:y2="1cm">
          <text:p/>
        </draw:line>
        <draw:line draw:style-name="gr14" draw:text-style-name="P2" draw:layer="layout" svg:x1="21.4cm" svg:y1="3.8cm" svg:x2="20.1cm" svg:y2="3.8cm">
          <text:p/>
        </draw:line>
        <draw:line draw:style-name="gr15" draw:text-style-name="P2" draw:layer="layout" svg:x1="22.2cm" svg:y1="4.4cm" svg:x2="22.2cm" svg:y2="1.6cm">
          <text:p/>
        </draw:line>
        <draw:line draw:style-name="gr15" draw:text-style-name="P2" draw:layer="layout" svg:x1="22.2cm" svg:y1="4.4cm" svg:x2="20.1cm" svg:y2="4.4cm">
          <text:p/>
        </draw:line>
        <draw:line draw:style-name="gr16" draw:text-style-name="P2" draw:layer="layout" svg:x1="10.8cm" svg:y1="9.5cm" svg:x2="12.1cm" svg:y2="9.5cm">
          <text:p/>
        </draw:line>
        <draw:line draw:style-name="gr16" draw:text-style-name="P2" draw:layer="layout" svg:x1="10.8cm" svg:y1="9.5cm" svg:x2="10.8cm" svg:y2="14.2cm">
          <text:p/>
        </draw:line>
        <draw:line draw:style-name="gr16" draw:text-style-name="P2" draw:layer="layout" svg:x1="13.2cm" svg:y1="14.2cm" svg:x2="10.8cm" svg:y2="14.2cm">
          <text:p/>
        </draw:line>
        <draw:custom-shape draw:style-name="gr17" draw:text-style-name="P7" draw:layer="layout" svg:width="0.4cm" svg:height="0.4cm" svg:x="17.403cm" svg:y="15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7.6cm" svg:y1="14.3cm" svg:x2="17.6cm" svg:y2="15.4cm">
          <text:p/>
        </draw:line>
        <draw:line draw:style-name="gr10" draw:text-style-name="P2" draw:layer="layout" svg:x1="17.6cm" svg:y1="14.3cm" svg:x2="13.8cm" svg:y2="14.3cm">
          <text:p/>
        </draw:line>
        <draw:custom-shape draw:style-name="gr13" draw:text-style-name="P3" draw:layer="layout" svg:width="1.4cm" svg:height="0.8cm" svg:x="15.2cm" svg:y="13.9cm">
          <text:p text:style-name="P1">1k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0.6cm" svg:y1="11.9cm" svg:x2="23.1cm" svg:y2="11.9cm">
          <text:p/>
        </draw:line>
        <draw:line draw:style-name="gr10" draw:text-style-name="P2" draw:layer="layout" svg:x1="20.6cm" svg:y1="13.3cm" svg:x2="23.1cm" svg:y2="13.3cm">
          <text:p/>
        </draw:line>
        <draw:line draw:style-name="gr10" draw:text-style-name="P2" draw:layer="layout" svg:x1="20.6cm" svg:y1="15.4cm" svg:x2="23.1cm" svg:y2="15.4cm">
          <text:p/>
        </draw:line>
        <draw:custom-shape draw:style-name="gr17" draw:text-style-name="P7" draw:layer="layout" svg:width="0.4cm" svg:height="0.4cm" svg:x="20.404cm" svg:y="15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4cm" svg:height="0.4cm" svg:x="20.405cm" svg:y="13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4cm" svg:height="0.4cm" svg:x="20.4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22.1cm" svg:y1="14.1cm" svg:x2="23.1cm" svg:y2="14.1cm">
          <text:p/>
        </draw:line>
        <draw:line draw:style-name="gr18" draw:text-style-name="P2" draw:layer="layout" svg:x1="20.1cm" svg:y1="8.9cm" svg:x2="22.1cm" svg:y2="8.9cm">
          <text:p/>
        </draw:line>
        <draw:line draw:style-name="gr18" draw:text-style-name="P2" draw:layer="layout" svg:x1="22.1cm" svg:y1="14.7cm" svg:x2="22.1cm" svg:y2="8.9cm">
          <text:p/>
        </draw:line>
        <draw:line draw:style-name="gr18" draw:text-style-name="P2" draw:layer="layout" svg:x1="22.1cm" svg:y1="14.7cm" svg:x2="23.1cm" svg:y2="14.7cm">
          <text:p/>
        </draw:line>
        <draw:custom-shape draw:style-name="gr19" draw:text-style-name="P8" draw:layer="layout" svg:width="0.4cm" svg:height="0.4cm" svg:x="21.907cm" svg:y="1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23.1cm" svg:y1="12.7cm" svg:x2="21.3cm" svg:y2="12.7cm">
          <text:p/>
        </draw:line>
        <draw:line draw:style-name="gr20" draw:text-style-name="P2" draw:layer="layout" svg:x1="21.3cm" svg:y1="9.4cm" svg:x2="21.3cm" svg:y2="12.7cm">
          <text:p/>
        </draw:line>
        <draw:line draw:style-name="gr20" draw:text-style-name="P2" draw:layer="layout" svg:x1="21.3cm" svg:y1="9.4cm" svg:x2="20.1cm" svg:y2="9.4cm">
          <text:p/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4T13:30:56.060155921</meta:creation-date>
    <dc:date>2020-04-05T20:50:20.175417380</dc:date>
    <meta:editing-duration>PT1H6M46S</meta:editing-duration>
    <meta:editing-cycles>8</meta:editing-cycles>
    <meta:generator>LibreOffice/6.0.7.3$Linux_X86_64 LibreOffice_project/00m0$Build-3</meta:generator>
    <meta:document-statistic meta:object-count="76"/>
  </office:meta>
</office:document-meta>
</file>